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905cm" style:use-optimal-column-width="false"/>
    </style:style>
    <style:style style:name="co2" style:family="table-column">
      <style:table-column-properties style:column-width="70.79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8.074cm" style:use-optimal-row-height="false"/>
    </style:style>
    <style:style style:name="ro3" style:family="table-row">
      <style:table-row-properties style:row-height="39.573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line-height="100%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line-height="100%" fo:text-align="justify" fo:text-align-last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line-height="100%" fo:text-align="justify" fo:text-align-last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Liberation Sans1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699cm" svg:height="172.88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فاطمہ کے چین نے علی کے نورِ عین نے</text:span><text:span text:style-name="T1"><text:line-break/></text:span><text:span text:style-name="T1">باخدا حسین نے دین کو بچا دیا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<text:span text:style-name="T1">هر طرف سے بندھ ہوچکے تھے حق کے راستے</text:span><text:span text:style-name="T1"><text:line-break/></text:span><text:span text:style-name="T1">خون مانگتا تھا دین زندگی کے واسطے</text:span><text:span text:style-name="T1"><text:line-break/></text:span><text:span text:style-name="T1">دین کے اُصول نے نائبِ رسول نے</text:span><text:span text:style-name="T1"><text:line-break/></text:span><text:span text:style-name="T1">زندگی کا قرض اپنے خون سے چُکا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حرف آ رہا تھا دینِ مُصطفی کے نام پر</text:span><text:span text:style-name="T1"><text:line-break/></text:span><text:span text:style-name="T1">ممبرِ رسول بِک رہا تھا تختِ شام پر</text:span><text:span text:style-name="T1"><text:line-break/></text:span><text:span text:style-name="T1">دین کی اساس نے دستِ حق شناس نے</text:span><text:span text:style-name="T1"><text:line-break/></text:span><text:span text:style-name="T1">اُمتِ محمدی کو خواب سے جگا دیا</text:span><text:span text:style-name="T2"><text:line-break/></text:span><text:span text:style-name="T2">.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">پھر سے شرک کی طرف پلٹ نہ جائے آدمی</text:span><text:span text:style-name="T1"><text:line-break/></text:span><text:span text:style-name="T1">راهِ مُستقیم سے بھٹک نہ جائے آدمی</text:span><text:span text:style-name="T1"><text:line-break/></text:span><text:span text:style-name="T1">شاہِ تشنہ کام نے وقت کے امام نے</text:span><text:span text:style-name="T1"><text:line-break/></text:span><text:span text:style-name="T1">حق کی راہ پر لہو سے اک دیا جلا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میرِ شام بن گیا تھا سانپ آستین کا</text:span><text:span text:style-name="T1"><text:line-break/></text:span><text:span text:style-name="T1">خُسروی کے سر پہ رکھ رہا تھا تاج دین کا</text:span><text:span text:style-name="T1"><text:line-break/></text:span><text:span text:style-name="T1">بادشاہِ دین نے بوریا نشین نے</text:span><text:span text:style-name="T1"><text:line-break/></text:span><text:span text:style-name="T1">آرزوئے خُسروی کو خاک میں ملا دیا</text:span><text:span text:style-name="T2"><text:line-break/></text:span><text:span text:style-name="T2">.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1">حلقِ بے زبان سے ظُلم کی کمان توڑ دی</text:span><text:span text:style-name="T1"><text:line-break/></text:span><text:span text:style-name="T1">شہ رگِ گُلو سے خنجروں کی دھار موڑ دی</text:span><text:span text:style-name="T1"><text:line-break/></text:span><text:span text:style-name="T1">نازشِ حیات نے فخرِ کائنات نے</text:span><text:span text:style-name="T1"><text:line-break/></text:span><text:span text:style-name="T1">سر کٹا کے آدمی کا سر بلند کر دیا</text:span><text:span text:style-name="T2"><text:line-break/></text:span><text:span text:style-name="T2">.</text:span></text:p>
              </table:table-cell>
              <table:table-cell>
                <text:p text:style-name="P2"><text:span text:style-name="T1">بڑھتے بڑھتے بات جب اُصولِ دیں پہ آگئی</text:span></text:p>
                <text:p text:style-name="P2"><text:span text:style-name="T1">اور یزیدیت کی شکل میں عروج پا گئی</text:span><text:span text:style-name="T1"><text:line-break/></text:span><text:span text:style-name="T1">بڑھ کے پھر دلیر نے شیرِ حق کے شیر نے</text:span><text:span text:style-name="T1"><text:line-break/></text:span><text:span text:style-name="T1">دو پہر میں تخت و تاج و قصرِ شام ڈھا دیا</text:span><text:span text:style-name="T2"><text:line-break/></text:span><text:span text:style-name="T2">.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">لاکھ جان و دل نثار سیدِ اَنام پر</text:span><text:span text:style-name="T1"><text:line-break/></text:span><text:span text:style-name="T1">رو دیا فلک بھی بے کسئ تشنہ کام پر</text:span><text:span text:style-name="T1"><text:line-break/></text:span><text:span text:style-name="T1">اپنے مہجبیں کو دلبرِ حَسِین کو</text:span><text:span text:style-name="T1"><text:line-break/></text:span><text:span text:style-name="T1">کھینچ کر گلے سے تیر جب گلے لگا لیا</text:span><text:span text:style-name="T2"><text:line-break/></text:span><text:span text:style-name="T2">.</text:span></text:p>
              </table:table-cell>
              <table:table-cell>
                <text:p text:style-name="P2"><text:span text:style-name="T1">دل کہاں سے لاؤں جو کروں یہ واقعہ بیان</text:span><text:span text:style-name="T1"><text:line-break/></text:span><text:span text:style-name="T1">تین دن کی پیاس میں وہ حوصلہ تھا الامان</text:span><text:span text:style-name="T1"><text:line-break/></text:span><text:span text:style-name="T1">ظلم کے اسیر نے رن میں اک صغیر نے</text:span><text:span text:style-name="T1"><text:line-break/></text:span><text:span text:style-name="T1">مسکرا کے فوج شام کو رلا رلا دیا</text:span><text:span text:style-name="T2"><text:line-break/></text:span><text:span text:style-name="T2">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rl-tb"/>
      <style:paragraph-properties fo:text-align="end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456cm" fo:page-height="172.8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39:09.613946600</meta:creation-date>
    <dc:date>2026-01-27T12:27:33.607364500</dc:date>
    <meta:editing-duration>PT15M27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